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nux Biolinum G" officeooo:rsid="001edb5b" officeooo:paragraph-rsid="001edb5b"/>
    </style:style>
    <style:style style:name="P2" style:family="paragraph" style:parent-style-name="Standard">
      <style:text-properties style:font-name="Linux Biolinum G" fo:font-weight="bold" officeooo:rsid="001edb5b" officeooo:paragraph-rsid="001edb5b" style:font-weight-asian="bold" style:font-weight-complex="bold"/>
    </style:style>
    <style:style style:name="P3" style:family="paragraph" style:parent-style-name="Standard">
      <style:text-properties style:font-name="Linux Biolinum G" fo:font-weight="normal" officeooo:rsid="001edb5b" officeooo:paragraph-rsid="001edb5b" style:font-weight-asian="normal" style:font-weight-complex="normal"/>
    </style:style>
    <style:style style:name="P4" style:family="paragraph" style:parent-style-name="Standard">
      <style:text-properties style:font-name="Linux Biolinum G" fo:font-weight="normal" officeooo:rsid="0028b827" officeooo:paragraph-rsid="0028b827" style:font-weight-asian="normal" style:font-weight-complex="normal"/>
    </style:style>
    <style:style style:name="P5" style:family="paragraph" style:parent-style-name="Standard">
      <style:text-properties style:font-name="Linux Biolinum G" fo:font-weight="normal" officeooo:rsid="00290d9d" officeooo:paragraph-rsid="00290d9d" style:font-weight-asian="normal" style:font-weight-complex="normal"/>
    </style:style>
    <style:style style:name="P6" style:family="paragraph" style:parent-style-name="Standard">
      <style:text-properties style:font-name="Linux Biolinum G" fo:font-weight="normal" officeooo:rsid="00294c58" officeooo:paragraph-rsid="00294c58" style:font-weight-asian="normal" style:font-weight-complex="normal"/>
    </style:style>
    <style:style style:name="P7" style:family="paragraph" style:parent-style-name="Standard">
      <style:text-properties style:font-name="Linux Biolinum G" fo:font-weight="normal" officeooo:rsid="002c906e" officeooo:paragraph-rsid="002c906e" style:font-weight-asian="normal" style:font-weight-complex="normal"/>
    </style:style>
    <style:style style:name="P8" style:family="paragraph" style:parent-style-name="Standard">
      <style:text-properties style:font-name="Linux Biolinum G" fo:font-weight="normal" officeooo:rsid="002d75a7" officeooo:paragraph-rsid="002d75a7" style:font-weight-asian="normal" style:font-weight-complex="normal"/>
    </style:style>
    <style:style style:name="P9" style:family="paragraph" style:parent-style-name="Standard">
      <style:text-properties style:font-name="Linux Biolinum G" fo:font-weight="normal" officeooo:rsid="002da6e4" officeooo:paragraph-rsid="002da6e4" style:font-weight-asian="normal" style:font-weight-complex="normal"/>
    </style:style>
    <style:style style:name="P10" style:family="paragraph" style:parent-style-name="Standard">
      <style:text-properties style:font-name="Linux Biolinum G" fo:font-weight="normal" officeooo:rsid="002f0615" officeooo:paragraph-rsid="002f0615" style:font-weight-asian="normal" style:font-weight-complex="normal"/>
    </style:style>
    <style:style style:name="P11" style:family="paragraph" style:parent-style-name="Standard">
      <style:text-properties style:font-name="Linux Biolinum G" fo:font-weight="normal" officeooo:rsid="0032433f" officeooo:paragraph-rsid="0032433f" style:font-weight-asian="normal" style:font-weight-complex="normal"/>
    </style:style>
    <style:style style:name="P12" style:family="paragraph" style:parent-style-name="Table_20_Contents">
      <style:text-properties style:font-name="Linux Biolinum G" officeooo:rsid="001edb5b" officeooo:paragraph-rsid="001edb5b"/>
    </style:style>
    <style:style style:name="P13" style:family="paragraph" style:parent-style-name="Table_20_Contents">
      <style:text-properties style:font-name="Linux Biolinum G" officeooo:rsid="002061c7" officeooo:paragraph-rsid="002061c7"/>
    </style:style>
    <style:style style:name="P14" style:family="paragraph" style:parent-style-name="Table_20_Contents">
      <style:text-properties style:font-name="Linux Biolinum G" officeooo:rsid="002250a8" officeooo:paragraph-rsid="002250a8"/>
    </style:style>
    <style:style style:name="P15" style:family="paragraph" style:parent-style-name="Table_20_Contents">
      <style:text-properties style:font-name="Linux Biolinum G" officeooo:rsid="00244ca1" officeooo:paragraph-rsid="00244ca1"/>
    </style:style>
    <style:style style:name="P16" style:family="paragraph" style:parent-style-name="Table_20_Contents">
      <style:text-properties style:font-name="Linux Biolinum G" officeooo:rsid="0025543b" officeooo:paragraph-rsid="0025543b"/>
    </style:style>
    <style:style style:name="P17" style:family="paragraph" style:parent-style-name="Table_20_Contents">
      <style:text-properties style:font-name="Linux Biolinum G" officeooo:rsid="0027a0ac" officeooo:paragraph-rsid="0027a0ac"/>
    </style:style>
    <style:style style:name="P18" style:family="paragraph" style:parent-style-name="Table_20_Contents">
      <style:text-properties style:font-name="Linux Biolinum G" officeooo:rsid="003037a8" officeooo:paragraph-rsid="003037a8"/>
    </style:style>
    <style:style style:name="P19" style:family="paragraph" style:parent-style-name="Table_20_Contents">
      <style:text-properties style:font-name="Linux Biolinum G" officeooo:rsid="0031858b" officeooo:paragraph-rsid="0031858b"/>
    </style:style>
    <style:style style:name="P20" style:family="paragraph" style:parent-style-name="Table_20_Contents">
      <style:text-properties style:font-name="Linux Biolinum G" officeooo:rsid="0032313e" officeooo:paragraph-rsid="0032313e"/>
    </style:style>
    <style:style style:name="T1" style:family="text">
      <style:text-properties officeooo:rsid="0026e249"/>
    </style:style>
    <style:style style:name="T2" style:family="text">
      <style:text-properties officeooo:rsid="00290d9d"/>
    </style:style>
    <style:style style:name="T3" style:family="text">
      <style:text-properties officeooo:rsid="0032433f"/>
    </style:style>
    <style:style style:name="T4" style:family="text">
      <style:text-properties officeooo:rsid="0033e96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CI176 Midterm Review</text:p>
      <text:p text:style-name="P1"/>
      <text:p text:style-name="P2">Definitions</text:p>
      <text:p text:style-name="P3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2">Instruction-level parallelism (ILP)</text:p>
          </table:table-cell>
          <table:table-cell table:style-name="Table1.B1" office:value-type="string">
            <text:p text:style-name="P12">Improve processor performance by having multiple processors simultaneously execute instructions.</text:p>
          </table:table-cell>
        </table:table-row>
        <table:table-row>
          <table:table-cell table:style-name="Table1.A2" office:value-type="string">
            <text:p text:style-name="P13">Superscalar</text:p>
          </table:table-cell>
          <table:table-cell table:style-name="Table1.B2" office:value-type="string">
            <text:p text:style-name="P13">At run time, a processor supports multiple dynamic issues <text:span text:style-name="T1">and multiple instructions.</text:span></text:p>
          </table:table-cell>
        </table:table-row>
        <table:table-row>
          <table:table-cell table:style-name="Table1.A2" office:value-type="string">
            <text:p text:style-name="P14">Thread-level parallelism (TLP)</text:p>
          </table:table-cell>
          <table:table-cell table:style-name="Table1.B2" office:value-type="string">
            <text:p text:style-name="P14">Improve processor performance by having threads to simultaneously execute instructions.</text:p>
          </table:table-cell>
        </table:table-row>
        <table:table-row>
          <table:table-cell table:style-name="Table1.A2" office:value-type="string">
            <text:p text:style-name="P14">Coarse-grained</text:p>
          </table:table-cell>
          <table:table-cell table:style-name="Table1.B2" office:value-type="string">
            <text:p text:style-name="P14">Switching to threads that are waiting for a time-consuming operation to be completed (e.g. loading from main memory).</text:p>
          </table:table-cell>
        </table:table-row>
        <table:table-row>
          <table:table-cell table:style-name="Table1.A2" office:value-type="string">
            <text:p text:style-name="P14">Finer-grained</text:p>
          </table:table-cell>
          <table:table-cell table:style-name="Table1.B2" office:value-type="string">
            <text:p text:style-name="P15">Switching threads after each instruction skipping stalled threads.</text:p>
          </table:table-cell>
        </table:table-row>
        <table:table-row>
          <table:table-cell table:style-name="Table1.A2" office:value-type="string">
            <text:p text:style-name="P17">Simultaneous multithreading (SMT)</text:p>
          </table:table-cell>
          <table:table-cell table:style-name="Table1.B2" office:value-type="string">
            <text:p text:style-name="P17">Variation of Coarse and Fine-grained. </text:p>
          </table:table-cell>
        </table:table-row>
        <table:table-row>
          <table:table-cell table:style-name="Table1.A2" office:value-type="string">
            <text:p text:style-name="P16">Single instruction, multiple data (SIMD)</text:p>
          </table:table-cell>
          <table:table-cell table:style-name="Table1.B2" office:value-type="string">
            <text:p text:style-name="P16">Perform the same instruction on multiple data. Such as having threads perform addition on an array of integers.</text:p>
          </table:table-cell>
        </table:table-row>
        <table:table-row>
          <table:table-cell table:style-name="Table1.A2" office:value-type="string">
            <text:p text:style-name="P18">Multiple instruction, multiple data (MIMD)</text:p>
          </table:table-cell>
          <table:table-cell table:style-name="Table1.B2" office:value-type="string">
            <text:p text:style-name="P18">Multiple simultaneous instructions on multiple data. Fully independent processing units each with its own ALU.</text:p>
          </table:table-cell>
        </table:table-row>
        <table:table-row>
          <table:table-cell table:style-name="Table1.A2" office:value-type="string">
            <text:p text:style-name="P19">Page table</text:p>
          </table:table-cell>
          <table:table-cell table:style-name="Table1.B2" office:value-type="string">
            <text:p text:style-name="P19">To prevent multiple programs from accessing other in-used memory blocks, they are assigned virtual memory address that are stored in a page table. The page table will translate the virtual memory into physical memory address. Thus in reality, all the memory for a program is scattered physically in the main memory.</text:p>
          </table:table-cell>
        </table:table-row>
        <table:table-row>
          <table:table-cell table:style-name="Table1.A2" office:value-type="string">
            <text:p text:style-name="P20">Translation-lookaside buffer (TLB)</text:p>
          </table:table-cell>
          <table:table-cell table:style-name="Table1.B2" office:value-type="string">
            <text:p text:style-name="P20">Like a memory cache, but it's a page cache. </text:p>
          </table:table-cell>
        </table:table-row>
        <table:table-row>
          <table:table-cell table:style-name="Table1.A2" office:value-type="string">
            <text:p text:style-name="P20">Page fault</text:p>
          </table:table-cell>
          <table:table-cell table:style-name="Table1.B2" office:value-type="string">
            <text:p text:style-name="P20">When translating the virtual memory into a physical memory and the physical memory doesn't exist, then that's a page fault.</text:p>
          </table:table-cell>
        </table:table-row>
        <table:table-row>
          <table:table-cell table:style-name="Table1.A2" office:value-type="string">
            <text:p text:style-name="P14"/>
          </table:table-cell>
          <table:table-cell table:style-name="Table1.B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4"/>
          </table:table-cell>
          <table:table-cell table:style-name="Table1.B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4"/>
          </table:table-cell>
          <table:table-cell table:style-name="Table1.B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4"/>
          </table:table-cell>
          <table:table-cell table:style-name="Table1.B2" office:value-type="string">
            <text:p text:style-name="P14"/>
          </table:table-cell>
        </table:table-row>
      </table:table>
      <text:p text:style-name="P3"/>
      <text:p text:style-name="P4">Shared-memory vs Data passing</text:p>
      <text:p text:style-name="P4"/>
      <text:p text:style-name="P4">Shared-memory is faster. P1 writes to memory (1 clock), P2 reads from memory (1 clock).</text:p>
      <text:p text:style-name="P4">Data passing <text:span text:style-name="T2">is slower.</text:span> P1 sends data to the INPUT network, Operating System handles the <text:span text:style-name="T2">I/O</text:span> <text:soft-page-break/>(which is much slower and uses more clock time), then P2 will read from the INPUT.</text:p>
      <text:p text:style-name="P4"/>
      <text:p text:style-name="P5">BUS communication</text:p>
      <text:p text:style-name="P5"/>
      <text:p text:style-name="P5">Each processor is connected by a bus. Cont<text:span text:style-name="T3">ention</text:span> problem: only one instruction is allowed in the bus at one time.</text:p>
      <text:p text:style-name="P11">Solution? Switched interconnections.</text:p>
      <text:p text:style-name="P5"/>
      <text:p text:style-name="P5"/>
      <text:p text:style-name="P6">X-Bar switch</text:p>
      <text:p text:style-name="P6"/>
      <text:p text:style-name="P6">You can do processor to processor or processor to memory module communication by turning on some switches. <text:span text:style-name="T4">Faster than bus system, but cost is higher.</text:span></text:p>
      <text:p text:style-name="P6"/>
      <text:p text:style-name="P7">From linear array to Ring</text:p>
      <text:p text:style-name="P7"/>
      <text:p text:style-name="P7">A ring is like an array but it loops back to the first array.</text:p>
      <text:p text:style-name="P7">To find out the position of a node: E/W Mod #of nodes</text:p>
      <text:p text:style-name="P7"/>
      <text:p text:style-name="P8">Exclusive OR routing</text:p>
      <text:p text:style-name="P8"/>
      <text:p text:style-name="P8">Source: 010<text:tab/>Destination: 101</text:p>
      <text:p text:style-name="P8"/>
      <text:p text:style-name="P8"><text:tab/><text:tab/>l1 (right)<text:tab/>l2(up or down)<text:tab/>l3(in or out)</text:p>
      <text:p text:style-name="P8"/>
      <text:p text:style-name="P8"><text:tab/>010</text:p>
      <text:p text:style-name="P8"><text:s text:c="3"/>XOR<text:tab/>101</text:p>
      <text:p text:style-name="P8"><text:tab/>111<text:tab/>l3<text:tab/>l2<text:tab/>l1</text:p>
      <text:p text:style-name="P8"/>
      <text:p text:style-name="P8">take rigth most link l1</text:p>
      <text:p text:style-name="P8"/>
      <text:p text:style-name="P8"><text:tab/>011</text:p>
      <text:p text:style-name="P8"><text:s/>XOR<text:tab/>101</text:p>
      <text:p text:style-name="P8"><text:tab/>110<text:tab/>l3<text:tab/>l2</text:p>
      <text:p text:style-name="P8">take right most link l2</text:p>
      <text:p text:style-name="P8"/>
      <text:p text:style-name="P8"><text:tab/>001</text:p>
      <text:p text:style-name="P8"><text:s/>XOR<text:tab/>101</text:p>
      <text:p text:style-name="P8"><text:tab/>100<text:tab/>l3</text:p>
      <text:p text:style-name="P8">take link l3</text:p>
      <text:p text:style-name="P8"/>
      <text:p text:style-name="P8"><text:tab/>101</text:p>
      <text:p text:style-name="P8"><text:s/>XOR<text:tab/>101</text:p>
      <text:p text:style-name="P8"><text:tab/>000<text:tab/>destination arrived</text:p>
      <text:p text:style-name="P8"/>
      <text:p text:style-name="P8"/>
      <text:p text:style-name="P9">Omega Network</text:p>
      <text:p text:style-name="P9"/>
      <text:p text:style-name="P9">8 nodes then lg 8 = 3 stages</text:p>
      <text:p text:style-name="P10"><text:soft-page-break/>0 high, 1 low</text:p>
      <text:p text:style-name="P10">Problem is there're only one path to the destination node. If that path is broken, then communication error will happen.</text:p>
      <text:p text:style-name="P10"/>
      <text:p text:style-name="P10">Benes Network will fix that problems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8T10:43:33.610000000</meta:creation-date>
    <dc:date>2016-03-10T08:25:27.623000000</dc:date>
    <meta:editing-duration>PT19H54M46S</meta:editing-duration>
    <meta:editing-cycles>19</meta:editing-cycles>
    <meta:generator>LibreOffice/4.4.0.3$Windows_x86 LibreOffice_project/de093506bcdc5fafd9023ee680b8c60e3e0645d7</meta:generator>
    <meta:document-statistic meta:table-count="1" meta:image-count="0" meta:object-count="0" meta:page-count="3" meta:paragraph-count="58" meta:word-count="435" meta:character-count="2715" meta:non-whitespace-character-count="2320"/>
  </office:meta>
</office:document-meta>
</file>